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 style:master-page-name="">
      <style:table-properties style:width="18.801cm" fo:margin-left="1.101cm" fo:margin-top="0cm" fo:margin-bottom="0cm" style:page-number="auto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Standard">
      <style:text-properties style:font-name="Lucida Sans" fo:font-size="14pt" style:font-size-asian="14pt" style:font-size-complex="14pt"/>
    </style:style>
    <style:style style:name="P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1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19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21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font-weight="bold" style:font-weight-asian="bold" style:font-name-complex="Lucida Sans" style:font-weight-complex="bold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89c398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<text:span text:style-name="T6"><text:text-input text:description="&lt;for each=&quot;line in o.move_line_ids&quot;&gt;">For each</text:text-input></text:span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18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10"><text:span text:style-name="T6"><text:text-input text:description="&lt;/for&gt;">End for</text:text-input></text:span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 style:master-page-name="">
      <style:table-properties style:width="18.8cm" fo:margin-top="1cm" fo:margin-bottom="0cm" style:page-number="auto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25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898cm"/>
    </style:style>
    <style:style style:name="Tabla7" style:family="table" style:master-page-name="">
      <style:table-properties style:width="18.8cm" fo:margin-top="0cm" fo:margin-bottom="0cm" style:page-number="auto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commercial_partner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09-21T19:12:15.954301285</dc:date>
    <meta:editing-duration>P2DT19H9M56S</meta:editing-duration>
    <meta:editing-cycles>385</meta:editing-cycles>
    <meta:generator>LibreOffice/6.4.5.2$Linux_X86_64 LibreOffice_project/40$Build-2</meta:generator>
    <meta:document-statistic meta:table-count="5" meta:image-count="0" meta:object-count="0" meta:page-count="1" meta:paragraph-count="13" meta:word-count="46" meta:character-count="368" meta:non-whitespace-character-count="363"/>
  </office:meta>
</office:document-meta>
</file>